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Console" svg:font-family="'Lucida Console'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917in" style:rel-column-width="3444*"/>
    </style:style>
    <style:style style:name="Table1.B" style:family="table-column">
      <style:table-column-properties style:column-width="1.7632in" style:rel-column-width="2539*"/>
    </style:style>
    <style:style style:name="Table1.C" style:family="table-column">
      <style:table-column-properties style:column-width="2.7701in" style:rel-column-width="398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in" fo:margin-bottom="0in" style:line-height-at-least="0.1252in" fo:orphans="2" fo:widows="2" fo:padding="0in" fo:border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Preformatted_20_Text">
      <style:text-properties fo:font-variant="normal" fo:text-transform="none" fo:color="#000000" fo:letter-spacing="normal"/>
    </style:style>
    <style:style style:name="P7" style:family="paragraph" style:parent-style-name="Preformatted_20_Text">
      <style:text-properties fo:font-variant="normal" fo:text-transform="none" fo:color="#000000" fo:font-size="14pt" fo:letter-spacing="normal" fo:font-weight="normal" style:font-size-asian="14pt" style:font-weight-asian="normal" style:font-size-complex="14pt" style:font-weight-complex="normal"/>
    </style:style>
    <style:style style:name="P8" style:family="paragraph" style:parent-style-name="Preformatted_20_Text">
      <style:paragraph-properties fo:margin-top="0in" fo:margin-bottom="0in" style:line-height-at-least="0.1252in" fo:orphans="2" fo:widows="2" fo:padding="0in" fo:border="none"/>
      <style:text-properties fo:font-variant="normal" fo:text-transform="none" fo:color="#000000" fo:letter-spacing="normal"/>
    </style:style>
    <style:style style:name="P9" style:family="paragraph" style:parent-style-name="Preformatted_20_Text">
      <style:paragraph-properties fo:margin-top="0in" fo:margin-bottom="0in" style:line-height-at-least="0.1252in" fo:orphans="2" fo:widows="2" fo:padding="0in" fo:border="none"/>
      <style:text-properties fo:font-variant="normal" fo:text-transform="none" fo:color="#000000" fo:letter-spacing="normal" fo:font-weight="normal" style:font-weight-asian="normal" style:font-weight-complex="normal"/>
    </style:style>
    <style:style style:name="P10" style:family="paragraph" style:parent-style-name="Preformatted_20_Text">
      <style:paragraph-properties fo:margin-top="0in" fo:margin-bottom="0in" style:line-height-at-least="0.1252in" fo:orphans="2" fo:widows="2" fo:padding="0in" fo:border="none"/>
      <style:text-properties fo:font-variant="normal" fo:text-transform="none" fo:color="#000000" style:font-name="Times New Roman" fo:font-size="14pt" fo:letter-spacing="normal" fo:font-weight="normal" style:font-size-asian="14pt" style:font-weight-asian="normal" style:font-size-complex="14pt" style:font-weight-complex="normal"/>
    </style:style>
    <style:style style:name="P11" style:family="paragraph" style:parent-style-name="Preformatted_20_Text">
      <style:paragraph-properties fo:margin-top="0in" fo:margin-bottom="0in" style:line-height-at-least="0.1252in" fo:orphans="2" fo:widows="2" fo:padding="0in" fo:border="none"/>
      <style:text-properties fo:font-variant="normal" fo:text-transform="none" fo:color="#000000" style:font-name="Lucida Console" fo:font-size="10pt" fo:letter-spacing="normal" fo:font-style="normal" fo:font-weight="normal"/>
    </style:style>
    <style:style style:name="P12" style:family="paragraph" style:parent-style-name="Preformatted_20_Text">
      <style:paragraph-properties fo:margin-top="0in" fo:margin-bottom="0in" style:line-height-at-least="0.1252in" fo:orphans="2" fo:widows="2" fo:padding="0in" fo:border="none"/>
      <style:text-properties fo:font-variant="normal" fo:text-transform="none" fo:color="#000000" style:font-name="Lucida Console" fo:font-size="10pt" fo:letter-spacing="normal" fo:font-style="normal" fo:font-weight="normal" style:font-size-asian="14pt" style:font-size-complex="14pt"/>
    </style:style>
    <style:style style:name="P13" style:family="paragraph" style:parent-style-name="Preformatted_20_Text">
      <style:paragraph-properties fo:margin-top="0in" fo:margin-bottom="0in" style:line-height-at-least="0.1252in" fo:orphans="2" fo:widows="2" fo:padding="0in" fo:border="none"/>
      <style:text-properties fo:font-variant="normal" fo:text-transform="none" fo:color="#000000" style:font-name="Lucida Console" fo:font-size="10pt" fo:letter-spacing="normal" fo:font-style="normal" fo:font-weight="normal" style:font-size-asian="14pt" style:font-weight-asian="normal" style:font-size-complex="14pt" style:font-weight-complex="normal"/>
    </style:style>
    <style:style style:name="P14" style:family="paragraph" style:parent-style-name="Preformatted_20_Text">
      <style:paragraph-properties fo:margin-top="0in" fo:margin-bottom="0in" style:line-height-at-least="0.1252in" fo:orphans="2" fo:widows="2" fo:padding="0in" fo:border="none"/>
      <style:text-properties fo:font-variant="normal" fo:text-transform="none" fo:color="#000000" style:font-name="Lucida Console" fo:font-size="10pt" fo:letter-spacing="normal" fo:font-style="normal" fo:font-weight="normal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margin-top="0in" fo:margin-bottom="0in" style:line-height-at-least="0.1252in" fo:orphans="2" fo:widows="2" fo:padding="0in" fo:border="none"/>
      <style:text-properties fo:font-variant="normal" fo:text-transform="none" fo:color="#000000" style:font-name="Lucida Console" fo:font-size="10pt" fo:letter-spacing="normal" fo:font-style="normal" fo:font-weight="normal" style:font-weight-asian="normal" style:font-weight-complex="normal"/>
    </style:style>
    <style:style style:name="P16" style:family="paragraph" style:parent-style-name="Preformatted_20_Text">
      <style:paragraph-properties fo:margin-top="0in" fo:margin-bottom="0in" style:line-height-at-least="0.1252in" fo:orphans="2" fo:widows="2" fo:padding="0in" fo:border="none"/>
    </style:style>
    <style:style style:name="P17" style:family="paragraph" style:parent-style-name="Preformatted_20_Text">
      <style:paragraph-properties fo:margin-top="0in" fo:margin-bottom="0in" style:line-height-at-least="0.1252in" fo:orphans="2" fo:widows="2" fo:padding="0in" fo:border="none"/>
      <style:text-properties style:font-name="Times New Roman" fo:font-size="14pt" style:font-size-asian="14pt" style:font-size-complex="14pt"/>
    </style:style>
    <style:style style:name="P18" style:family="paragraph" style:parent-style-name="Preformatted_20_Text">
      <style:paragraph-properties fo:margin-top="0in" fo:margin-bottom="0in" style:line-height-at-least="0.1252in" fo:orphans="2" fo:widows="2" fo:padding="0in" fo:border="non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9" style:family="paragraph" style:parent-style-name="Preformatted_20_Text">
      <style:paragraph-properties fo:margin-top="0in" fo:margin-bottom="0in" style:line-height-at-least="0.1252in" fo:orphans="2" fo:widows="2" fo:padding="0in" fo:border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margin-top="0in" fo:margin-bottom="0in" style:line-height-at-least="0.1252in" fo:orphans="2" fo:widows="2" fo:padding="0in" fo:border="non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normal"/>
    </style:style>
    <style:style style:name="T2" style:family="text">
      <style:text-properties style:font-name="Lucida Console" fo:font-size="10pt" fo:font-style="normal"/>
    </style:style>
    <style:style style:name="T3" style:family="text">
      <style:text-properties style:font-name="Lucida Console" fo:font-size="10pt" fo:font-style="normal" fo:font-weight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font-style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style:font-name="Lucida Console" fo:font-size="10pt" fo:letter-spacing="normal" fo:font-style="normal" fo:font-weight="normal"/>
    </style:style>
    <style:style style:name="T9" style:family="text">
      <style:text-properties fo:font-variant="normal" fo:text-transform="none" fo:color="#000000" fo:font-size="10pt" fo:letter-spacing="normal" fo:font-style="normal" fo:font-weight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isk Report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Sensitivity</text:p>
          </table:table-cell>
          <table:table-cell table:style-name="Table1.C1" office:value-type="string">
            <text:p text:style-name="P5">Specificity</text:p>
          </table:table-cell>
        </table:table-row>
        <table:table-row>
          <table:table-cell table:style-name="Table1.A2" office:value-type="string">
            <text:p text:style-name="P5">Top 10 correlated genes</text:p>
          </table:table-cell>
          <table:table-cell table:style-name="Table1.B2" office:value-type="float" office:value="0.94">
            <text:p text:style-name="P5">0.94</text:p>
          </table:table-cell>
          <table:table-cell table:style-name="Table1.C2" office:value-type="float" office:value="0.95">
            <text:p text:style-name="P5">0.95</text:p>
          </table:table-cell>
        </table:table-row>
        <table:table-row>
          <table:table-cell table:style-name="Table1.A2" office:value-type="string">
            <text:p text:style-name="P5">Top 50 correlated genes</text:p>
          </table:table-cell>
          <table:table-cell table:style-name="Table1.B2" office:value-type="float" office:value="0.94">
            <text:p text:style-name="P5">0.94</text:p>
          </table:table-cell>
          <table:table-cell table:style-name="Table1.C2" office:value-type="float" office:value="0.97">
            <text:p text:style-name="P5">0.97</text:p>
          </table:table-cell>
        </table:table-row>
        <table:table-row>
          <table:table-cell table:style-name="Table1.A2" office:value-type="string">
            <text:p text:style-name="P5">Top 100 correlated genes</text:p>
          </table:table-cell>
          <table:table-cell table:style-name="Table1.B2" office:value-type="float" office:value="0.91">
            <text:p text:style-name="P5">0.91</text:p>
          </table:table-cell>
          <table:table-cell table:style-name="Table1.C2" office:value-type="float" office:value="0.98">
            <text:p text:style-name="P5">0.98</text:p>
          </table:table-cell>
        </table:table-row>
        <table:table-row>
          <table:table-cell table:style-name="Table1.A2" office:value-type="string">
            <text:p text:style-name="P5">Top 50 PCA loadings</text:p>
          </table:table-cell>
          <table:table-cell table:style-name="Table1.B2" office:value-type="float" office:value="0.61">
            <text:p text:style-name="P5">0.61</text:p>
          </table:table-cell>
          <table:table-cell table:style-name="Table1.C2" office:value-type="float" office:value="0.99">
            <text:p text:style-name="P5">0.99</text:p>
          </table:table-cell>
        </table:table-row>
        <table:table-row>
          <table:table-cell table:style-name="Table1.A2" office:value-type="string">
            <text:p text:style-name="P5">Top 50 diff expressed</text:p>
          </table:table-cell>
          <table:table-cell table:style-name="Table1.B2" office:value-type="float" office:value="0.94">
            <text:p text:style-name="P5">0.94</text:p>
          </table:table-cell>
          <table:table-cell table:style-name="Table1.C2" office:value-type="float" office:value="0.97">
            <text:p text:style-name="P5">0.97</text:p>
          </table:table-cell>
        </table:table-row>
        <table:table-row>
          <table:table-cell table:style-name="Table1.A2" office:value-type="string">
            <text:p text:style-name="P5">Non-gene</text:p>
          </table:table-cell>
          <table:table-cell table:style-name="Table1.B2" office:value-type="float" office:value="0.42">
            <text:p text:style-name="P5">0.42</text:p>
          </table:table-cell>
          <table:table-cell table:style-name="Table1.C2" office:value-type="float" office:value="0.99">
            <text:p text:style-name="P5">0.99</text:p>
          </table:table-cell>
        </table:table-row>
      </table:table>
      <text:p text:style-name="P1"/>
      <text:p text:style-name="P2">+- 5% depending on folds</text:p>
      <text:p text:style-name="P2"/>
      <text:p text:style-name="P1">Top 50 correlated genes intersection:</text:p>
      <text:p text:style-name="P7"><text:s/><text:span text:style-name="T2">[1] "HOXA3|3200_calculated" <text:s text:c="5"/>"TJP2|9414_calculated" <text:s text:c="6"/>"HOXA6|3203_calculated" <text:s text:c="5"/>"HOXA2|3199_calculated" <text:s text:c="5"/>"HOXA7|3204_calculated" <text:s text:c="4"/></text:span></text:p>
      <text:p text:style-name="P8"><text:s/><text:span text:style-name="T3">[6] "RMND5B|64777_calculated" <text:s text:c="3"/>"TSPAN32|10077_calculated" <text:s text:c="2"/>"PDE4DIP|9659_calculated" <text:s text:c="3"/>"HOXA4|3201_calculated" <text:s text:c="5"/>"HOXA5|3202_calculated" <text:s text:c="4"/></text:span></text:p>
      <text:p text:style-name="P11">[11] "HOXA11|3207_calculated" <text:s text:c="4"/>"HOXA9|3205_calculated" <text:s text:c="5"/>"CYP7B1|9420_calculated" <text:s text:c="4"/>"TRIM9|114088_calculated" <text:s text:c="3"/>"PRR7|80758_calculated" <text:s text:c="4"/></text:p>
      <text:p text:style-name="P11">[16] "PRDM16|63976_calculated" <text:s text:c="3"/>"FLJ42875|440556_calculated" "SPATC1|375686_calculated" <text:s text:c="2"/>"CCL23|6368_calculated" <text:s text:c="5"/>"CNNM1|26507_calculated" <text:s text:c="3"/></text:p>
      <text:p text:style-name="P11">[21] "HOXA10|3206_calculated" <text:s text:c="4"/>"SLC40A1|30061_calculated" <text:s text:c="2"/>"CCDC102A|92922_calculated" <text:s/>"CPNE8|144402_calculated" <text:s text:c="3"/>"SDPR|8436_calculated" <text:s text:c="5"/></text:p>
      <text:p text:style-name="P11">[26] "F12|2161_calculated" <text:s text:c="7"/>"TMEM38B|55151_calculated" <text:s text:c="2"/>"HOXA1|3198_calculated" <text:s text:c="5"/>"PBX3|5090_calculated" <text:s text:c="6"/>"HOXB6|3216_calculated" <text:s text:c="4"/></text:p>
      <text:p text:style-name="P11">[31] "IQCE|23288_calculated" <text:s text:c="5"/>"MPP7|143098_calculated" <text:s/></text:p>
      <text:p text:style-name="P2"/>
      <text:p text:style-name="P17"><text:span text:style-name="T7">Top 50 PCA Selections, intersection:</text:span></text:p>
      <text:p text:style-name="P15"><text:s/>[1] "MPO|4353_calculated" <text:s text:c="6"/>"LYZ|4069_calculated" <text:s text:c="6"/>"MALAT1|378938_calculated" <text:s/>"CALR|811_calculated" <text:s text:c="6"/>"STAB1|23166_calculated" <text:s text:c="2"/></text:p>
      <text:p text:style-name="P9"><text:s/><text:span text:style-name="T2">[6] "HBB|3043_calculated" <text:s text:c="6"/>"VCAN|1462_calculated" <text:s text:c="5"/>"HBA2|3040_calculated" <text:s text:c="5"/>"CD74|972_calculated" <text:s text:c="6"/>"AHNAK|79026_calculated" <text:s text:c="2"/></text:span></text:p>
      <text:p text:style-name="P15">[11] "ELANE|1991_calculated" <text:s text:c="4"/>"AZU1|566_calculated" <text:s text:c="6"/>"PSAP|5660_calculated" <text:s text:c="5"/>"P4HB|5034_calculated" <text:s text:c="5"/>"CSF3R|1441_calculated" <text:s text:c="3"/></text:p>
      <text:p text:style-name="P15">[16] "S100A9|6280_calculated" <text:s text:c="3"/>"LAPTM5|7805_calculated" <text:s text:c="3"/>"GAPDH|2597_calculated" <text:s text:c="4"/>"ITGB2|3689_calculated" <text:s text:c="4"/>"HLA-DRA|3122_calculated" <text:s/></text:p>
      <text:p text:style-name="P15">[21] "LCP1|3936_calculated" <text:s text:c="5"/>"NEAT1|283131_calculated" <text:s text:c="2"/>"CST7|8530_calculated" <text:s text:c="5"/>"TPT1|7178_calculated" <text:s text:c="5"/>"ACTB|60_calculated" <text:s text:c="6"/></text:p>
      <text:p text:style-name="P15">[26] "CTSD|1509_calculated" <text:s text:c="5"/>"HGF|3082_calculated" <text:s text:c="6"/>"MPEG1|219972_calculated" <text:s text:c="2"/>"CTSS|1520_calculated" <text:s text:c="5"/>"CPA3|1359_calculated" <text:s text:c="4"/></text:p>
      <text:p text:style-name="P15">[31] "FOS|2353_calculated" <text:s text:c="6"/>"CDK6|1021_calculated" <text:s text:c="5"/>"C10orf54|64115_calculated" "EEF2|1938_calculated" <text:s text:c="5"/>"MCL1|4170_calculated" <text:s text:c="4"/></text:p>
      <text:p text:style-name="P13">[36] "SRRM2|23524_calculated" <text:s text:c="3"/>"S100A8|6279_calculated" <text:s text:c="3"/>"LRP1|4035_calculated" <text:s text:c="5"/>"CYBB|1536_calculated"</text:p>
      <text:p text:style-name="P12"><text:span text:style-name="T7"/></text:p>
      <text:p text:style-name="P17"><text:span text:style-name="T7">Top 50 diff expressed, intersection:</text:span></text:p>
      <text:p text:style-name="P11"><text:s/>[1] "LASS4|79603_calculated" <text:s text:c="4"/>"HOXA6|3203_calculated" <text:s text:c="5"/>"LPO|4025_calculated" <text:s text:c="7"/>"EVPL|2125_calculated" <text:s text:c="6"/>"FGFR1|2260_calculated" <text:s text:c="4"/></text:p>
      <text:p text:style-name="P8"><text:s/><text:span text:style-name="T3">[6] "GRASP|160622_calculated" <text:s text:c="3"/>"HOXA2|3199_calculated" <text:s text:c="5"/>"CYP2E1|1571_calculated" <text:s text:c="4"/>"HOXA4|3201_calculated" <text:s text:c="5"/>"HOXA7|3204_calculated" <text:s text:c="4"/></text:span></text:p>
      <text:p text:style-name="P11">[11] "PDE4DIP|9659_calculated" <text:s text:c="3"/>"RMND5B|64777_calculated" <text:s text:c="3"/>"FLJ42875|440556_calculated" "PRRT4|401399_calculated" <text:s text:c="3"/>"NKX2-3|159296_calculated" <text:s/></text:p>
      <text:p text:style-name="P11"><text:soft-page-break/>[16] "NTNG2|84628_calculated" <text:s text:c="4"/>"LAMC3|10319_calculated" <text:s text:c="4"/>"VSTM1|284415_calculated" <text:s text:c="3"/>"C2orf65|130951_calculated" <text:s/>"PHYHD1|254295_calculated" <text:s/></text:p>
      <text:p text:style-name="P11">[21] "ITGB4|3691_calculated" <text:s text:c="5"/>"IRX1|79192_calculated" <text:s text:c="5"/>"HOXA3|3200_calculated" <text:s text:c="5"/>"HOXB5|3215_calculated" <text:s text:c="5"/>"SPATC1|375686_calculated" <text:s/></text:p>
      <text:p text:style-name="P11">[26] "CYP7B1|9420_calculated" <text:s text:c="4"/>"RBFOX3|146713_calculated" <text:s text:c="2"/>"HOXA1|3198_calculated" </text:p>
      <text:p text:style-name="P11"/>
      <text:p text:style-name="P11"/>
      <text:p text:style-name="P19">Intersection of Top 50 correlates and Top 50 diff expression intersections:</text:p>
      <text:p text:style-name="P10"><text:s/><text:span text:style-name="T2">[1] "HOXA3|3200_calculated" <text:s text:c="5"/>"HOXA6|3203_calculated" <text:s text:c="5"/>"HOXA2|3199_calculated" <text:s text:c="5"/>"HOXA7|3204_calculated" <text:s text:c="5"/>"RMND5B|64777_calculated" <text:s text:c="2"/></text:span></text:p>
      <text:p text:style-name="P8"><text:s/><text:span text:style-name="T3">[6] "PDE4DIP|9659_calculated" <text:s text:c="3"/>"HOXA4|3201_calculated" <text:s text:c="5"/>"CYP7B1|9420_calculated" <text:s text:c="4"/>"FLJ42875|440556_calculated" "SPATC1|375686_calculated" <text:s/></text:span></text:p>
      <text:p text:style-name="P11">[11] "HOXA1|3198_calculated"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Console" svg:font-family="'Lucida Console'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ily Hindalong</meta:initial-creator>
    <meta:creation-date>2014-04-06T18:56:37.08</meta:creation-date>
    <dc:date>2014-04-07T01:59:44.92</dc:date>
    <dc:creator>Emily Hindalong</dc:creator>
    <meta:editing-duration>PT36M31S</meta:editing-duration>
    <meta:editing-cycles>3</meta:editing-cycles>
    <meta:generator>OpenOffice.org/3.3$Win32 OpenOffice.org_project/330m20$Build-9567</meta:generator>
    <meta:document-statistic meta:table-count="1" meta:image-count="0" meta:object-count="0" meta:page-count="2" meta:paragraph-count="50" meta:word-count="202" meta:character-count="3638"/>
  </office:meta>
</office:document-meta>
</file>